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"/>
  <manifest:file-entry manifest:full-path="ObjectReplacements/Object 78" manifest:media-type=""/>
  <manifest:file-entry manifest:full-path="ObjectReplacements/Object 110" manifest:media-type=""/>
  <manifest:file-entry manifest:full-path="ObjectReplacements/Object 10" manifest:media-type=""/>
  <manifest:file-entry manifest:full-path="ObjectReplacements/Object 1" manifest:media-type=""/>
  <manifest:file-entry manifest:full-path="ObjectReplacements/Object 123" manifest:media-type=""/>
  <manifest:file-entry manifest:full-path="ObjectReplacements/Object 70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"/>
  <manifest:file-entry manifest:full-path="ObjectReplacements/Object 80" manifest:media-type=""/>
  <manifest:file-entry manifest:full-path="ObjectReplacements/Object 6" manifest:media-type=""/>
  <manifest:file-entry manifest:full-path="Thumbnails/thumbnail.png" manifest:media-type="image/png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15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xml:id="id1" draw:id="id1" draw:layer="layout" svg:width="0.693cm" svg:height="0.534cm" svg:x="5.001cm" svg:y="0.026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1" xml:id="id2" draw:id="id2" draw:layer="layout" svg:width="0.629cm" svg:height="0.474cm" svg:x="6.371cm" svg:y="0.052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connector draw:style-name="gr2" draw:text-style-name="P1" draw:layer="layout" draw:type="line" svg:x1="5.694cm" svg:y1="0.293cm" svg:x2="6.371cm" svg:y2="0.289cm" draw:start-shape="id1" draw:start-glue-point="1" draw:end-shape="id2" draw:end-glue-point="3" svg:d="m5694 293 677-4">
            <text:p/>
          </draw:connector>
          <draw:frame draw:style-name="gr1" xml:id="id3" draw:id="id3" draw:layer="layout" svg:width="0.621cm" svg:height="0.534cm" svg:x="6.494cm" svg:y="0.651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connector draw:style-name="gr2" draw:text-style-name="P1" draw:layer="layout" draw:type="line" svg:x1="5.694cm" svg:y1="0.293cm" svg:x2="6.494cm" svg:y2="0.918cm" draw:start-shape="id1" draw:start-glue-point="1" draw:end-shape="id3" draw:end-glue-point="3" svg:d="m5694 293 800 625">
            <text:p/>
          </draw:connector>
        </draw:g>
        <draw:g>
          <draw:frame draw:style-name="gr1" xml:id="id4" draw:id="id4" draw:layer="layout" svg:width="0.693cm" svg:height="0.534cm" svg:x="8cm" svg:y="-0.008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1" xml:id="id5" draw:id="id5" draw:layer="layout" svg:width="0.629cm" svg:height="0.474cm" svg:x="9.37cm" svg:y="0.018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connector draw:style-name="gr2" draw:text-style-name="P1" draw:layer="layout" draw:type="line" svg:x1="8.693cm" svg:y1="0.259cm" svg:x2="9.37cm" svg:y2="0.255cm" draw:start-shape="id4" draw:start-glue-point="1" draw:end-shape="id5" draw:end-glue-point="3" svg:d="m8693 259 677-4">
            <text:p/>
          </draw:connector>
          <draw:frame draw:style-name="gr1" xml:id="id7" draw:id="id7" draw:layer="layout" svg:width="0.627cm" svg:height="0.534cm" svg:x="9.375cm" svg:y="1.242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connector draw:style-name="gr2" draw:text-style-name="P1" draw:layer="layout" draw:type="line" svg:x1="8.657cm" svg:y1="1.483cm" svg:x2="9.375cm" svg:y2="1.509cm" draw:start-shape="id6" draw:start-glue-point="1" draw:end-shape="id7" draw:end-glue-point="3" svg:d="m8657 1483 718 26">
            <text:p/>
          </draw:connector>
          <draw:connector draw:style-name="gr3" draw:text-style-name="P1" draw:layer="layout" draw:type="line" svg:x1="8.346cm" svg:y1="0.526cm" svg:x2="8.328cm" svg:y2="1.216cm" draw:start-shape="id4" draw:start-glue-point="2" draw:end-shape="id6" draw:end-glue-point="0" svg:d="m8346 526-18 690">
            <text:p/>
          </draw:connector>
          <draw:frame draw:style-name="gr1" xml:id="id6" draw:id="id6" draw:layer="layout" svg:width="0.657cm" svg:height="0.534cm" svg:x="8cm" svg:y="1.216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g>
          <draw:custom-shape draw:style-name="gr4" draw:text-style-name="P2" xml:id="id8" draw:id="id8" draw:layer="layout" svg:width="0.5cm" svg:height="0.5cm" svg:x="0.625cm" svg:y="0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" draw:id="id9" draw:layer="layout" svg:width="0.5cm" svg:height="0.5cm" svg:x="3.125cm" svg:y="0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2" draw:layer="layout" draw:type="line" svg:x1="1.125cm" svg:y1="0.784cm" svg:x2="3.125cm" svg:y2="0.784cm" draw:start-shape="id8" draw:start-glue-point="10" draw:end-shape="id9" draw:end-glue-point="6" svg:d="m1125 784h2000">
            <text:p/>
          </draw:connector>
          <draw:frame draw:style-name="gr1" draw:layer="layout" svg:width="1.77cm" svg:height="0.534cm" svg:x="0cm" svg:y="0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style-name="gr1" draw:layer="layout" svg:width="1.752cm" svg:height="0.534cm" svg:x="2.498cm" svg:y="0.034cm"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1" draw:layer="layout" svg:width="1.201cm" svg:height="0.474cm" svg:x="1.549cm" svg:y="0.909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faure </meta:initial-creator>
    <meta:creation-date>2012-04-19T16:46:23</meta:creation-date>
    <dc:date>2013-02-16T12:20:03</dc:date>
    <dc:creator>ffaure </dc:creator>
    <meta:editing-duration>PT4H37M58S</meta:editing-duration>
    <meta:editing-cycles>31</meta:editing-cycles>
    <meta:generator>LibreOffice/3.5$Linux_X86_64 LibreOffice_project/350m1$Build-2</meta:generator>
    <meta:document-statistic meta:object-count="21"/>
  </office:meta>
</office:document-meta>
</file>

<file path=Object 1/content.xml><?xml version="1.0" encoding="utf-8"?>
<math xmlns="http://www.w3.org/1998/Math/MathML">
  <semantics>
    <mrow>
      <msub>
        <mi>X</mi>
        <mrow>
          <mi>p</mi>
        </mrow>
      </msub>
    </mrow>
    <annotation encoding="StarMath 5.0">X_{p}</annotation>
  </semantics>
</math>
</file>

<file path=Object 10/content.xml><?xml version="1.0" encoding="utf-8"?>
<math xmlns="http://www.w3.org/1998/Math/MathML">
  <semantics>
    <mrow>
      <mi>k</mi>
      <mi>,</mi>
      <mo stretchy="false">ν</mo>
      <mi>,</mi>
      <mover accent="true">
        <mrow>
          <mi>l</mi>
        </mrow>
        <mo>¯</mo>
      </mover>
    </mrow>
    <annotation encoding="StarMath 5.0">k, %nu, overline {l} </annotation>
  </semantics>
</math>
</file>

<file path=Object 110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123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2/content.xml><?xml version="1.0" encoding="utf-8"?>
<math xmlns="http://www.w3.org/1998/Math/MathML">
  <semantics>
    <mrow>
      <mi>M</mi>
    </mrow>
    <annotation encoding="StarMath 5.0">M</annotation>
  </semantics>
</math>
</file>

<file path=Object 3/content.xml><?xml version="1.0" encoding="utf-8"?>
<math xmlns="http://www.w3.org/1998/Math/MathML">
  <semantics>
    <mrow>
      <msub>
        <mi>F</mi>
        <mi>e</mi>
      </msub>
    </mrow>
    <annotation encoding="StarMath 5.0">F_e</annotation>
  </semantics>
</math>
</file>

<file path=Object 4/content.xml><?xml version="1.0" encoding="utf-8"?>
<math xmlns="http://www.w3.org/1998/Math/MathML">
  <semantics>
    <mrow>
      <msub>
        <mi>X</mi>
        <mrow>
          <mi>e</mi>
        </mrow>
      </msub>
    </mrow>
    <annotation encoding="StarMath 5.0">X_{e}</annotation>
  </semantics>
</math>
</file>

<file path=Object 5/content.xml><?xml version="1.0" encoding="utf-8"?>
<math xmlns="http://www.w3.org/1998/Math/MathML">
  <semantics>
    <mrow>
      <msub>
        <mi>X</mi>
        <mrow>
          <mi>p</mi>
        </mrow>
      </msub>
    </mrow>
    <annotation encoding="StarMath 5.0">X_{p}</annotation>
  </semantics>
</math>
</file>

<file path=Object 6/content.xml><?xml version="1.0" encoding="utf-8"?>
<math xmlns="http://www.w3.org/1998/Math/MathML">
  <semantics>
    <mrow>
      <mi>M</mi>
    </mrow>
    <annotation encoding="StarMath 5.0">M</annotation>
  </semantics>
</math>
</file>

<file path=Object 7/content.xml><?xml version="1.0" encoding="utf-8"?>
<math xmlns="http://www.w3.org/1998/Math/MathML">
  <semantics>
    <mrow>
      <msub>
        <mi>F</mi>
        <mi>s</mi>
      </msub>
    </mrow>
    <annotation encoding="StarMath 5.0">F_s</annotation>
  </semantics>
</math>
</file>

<file path=Object 70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78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8/content.xml><?xml version="1.0" encoding="utf-8"?>
<math xmlns="http://www.w3.org/1998/Math/MathML">
  <semantics>
    <mrow>
      <msub>
        <mi>x</mi>
        <mrow>
          <mn>0</mn>
        </mrow>
      </msub>
      <mi>,</mi>
      <msub>
        <mi>v</mi>
        <mrow>
          <mn>0</mn>
        </mrow>
      </msub>
      <mi>,</mi>
      <msub>
        <mi>m</mi>
        <mn>0</mn>
      </msub>
    </mrow>
    <annotation encoding="StarMath 5.0">x_{0}, v_{0}, m_0</annotation>
  </semantics>
</math>
</file>

<file path=Object 80/content.xml><?xml version="1.0" encoding="utf-8"?>
<math xmlns="http://www.w3.org/1998/Math/MathML">
  <semantics>
    <mrow>
      <msub>
        <mi>J</mi>
        <mrow>
          <mi mathvariant="italic">ea</mi>
        </mrow>
      </msub>
    </mrow>
    <annotation encoding="StarMath 5.0">J_{ea}</annotation>
  </semantics>
</math>
</file>

<file path=Object 9/content.xml><?xml version="1.0" encoding="utf-8"?>
<math xmlns="http://www.w3.org/1998/Math/MathML">
  <semantics>
    <mrow>
      <msub>
        <mi>x</mi>
        <mrow>
          <mn>1</mn>
        </mrow>
      </msub>
      <mi>,</mi>
      <msub>
        <mi>v</mi>
        <mrow>
          <mn>1</mn>
        </mrow>
      </msub>
      <mi>,</mi>
      <msub>
        <mi>m</mi>
        <mn>1</mn>
      </msub>
    </mrow>
    <annotation encoding="StarMath 5.0">x_{1}, v_{1}, m_1</annotation>
  </semantics>
</math>
</file>